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" svg:font-family="OpenSans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333333" style:text-line-through-style="none" style:text-line-through-type="none" style:font-name="OpenSans" fo:font-size="10.5pt" fo:letter-spacing="normal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333333" style:font-name="OpenSans" fo:font-size="10.5pt" fo:letter-spacing="normal" fo:font-style="normal" fo:font-weight="normal"/>
    </style:style>
    <style:style style:name="T3" style:family="text">
      <style:text-properties fo:font-variant="normal" fo:text-transform="none" fo:color="#2775d1" style:font-name="OpenSans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Olá!</text:span><text:span text:style-name="T2"> </text:span><text:span text:style-name="T1">Bem vindo ao curso de Orientação a Objetos com Java.</text:span><text:span text:style-name="T2"> </text:span><text:span text:style-name="T1">Meu nome é Clovis Fernandes e hoje você será exposto ao conceito de Cartão CRC,</text:span><text:span text:style-name="T2"> </text:span><text:span text:style-name="T1">conceito muito importante,</text:span><text:span text:style-name="T2"> </text:span><text:span text:style-name="T1">muito interessante que vai facilitar o aprendizado de orientação a objeto.</text:span><text:span text:style-name="T2"> </text:span><text:span text:style-name="T1">Nós já mostramos toda a base de Cartão CRC para vocês nas aulas anteriores,</text:span><text:span text:style-name="T2"> </text:span><text:span text:style-name="T1">falamos de responsabilidades, falamos de lógica de responsabilidade,</text:span><text:span text:style-name="T2"> </text:span><text:span text:style-name="T1">classes colaboradoras e colaborações.</text:span><text:span text:style-name="T2"> </text:span><text:span text:style-name="T1">Com isso hoje iremos mostrar esse conceito realmente muito importante que é</text:span><text:span text:style-name="T2"> </text:span><text:span text:style-name="T1">Cartão CRC.</text:span><text:span text:style-name="T2"> </text:span><text:span text:style-name="T3">Cartão CRC e o seu papel na aprendizagem de conceitos de orientação a objetos.</text:span><text:span text:style-name="T2"> </text:span><text:span text:style-name="T1">CRC é uma sigla para classe, responsabilidade e colaboração.</text:span><text:span text:style-name="T2"> </text:span><text:span text:style-name="T1">Geralmente nós representamos o Cartão CRC cartões de papel mesmo,</text:span><text:span text:style-name="T2"> </text:span><text:span text:style-name="T1">como o que está representado aí na tela,</text:span><text:span text:style-name="T2"> </text:span><text:span text:style-name="T1">que você tem uma parte que vai o nome da classe, uma coluna que você vai listar</text:span><text:span text:style-name="T2"> </text:span><text:span text:style-name="T1">todas as responsabilidades daquela classe e uma outra coluna</text:span><text:span text:style-name="T2"> </text:span><text:span text:style-name="T1">que você vai listar todas as classes e colaborações das responsabilidades.</text:span><text:span text:style-name="T2"> </text:span><text:span text:style-name="T1">Exemplifico nesse Cartão CRC da classe Banco que eu apresento algumas</text:span><text:span text:style-name="T2"> </text:span><text:span text:style-name="T1">responsabilidades e algumas classes colaboradoras e as colaborações,</text:span><text:span text:style-name="T2"> </text:span><text:span text:style-name="T1">que nada mais são que responsabilidades das classes colaboradoras.</text:span><text:span text:style-name="T2"> </text:span><text:span text:style-name="T1">Iremos falar agora dos benefícios do uso de Cartão CRC.</text:span><text:span text:style-name="T2"> </text:span><text:span text:style-name="T1">Primeiramente ele nos ajuda a estruturar e organizar conceitos de</text:span><text:span text:style-name="T2"> </text:span><text:span text:style-name="T1">orientação a objetos de uma maneira mais informal,</text:span><text:span text:style-name="T2"> </text:span><text:span text:style-name="T1">fornece uma introdução mais fácil para a aprendizagem efetiva dos conceitos</text:span><text:span text:style-name="T2"> </text:span><text:span text:style-name="T1">de orientação a objetos, isso é muito importante.</text:span><text:span text:style-name="T2"> </text:span><text:span text:style-name="T1">Desde a sua criação os Cartões CRC foram criados para o aprendizado de orientação</text:span><text:span text:style-name="T2"> </text:span><text:span text:style-name="T1">a objetos Hoje dia ele continua sendo usado com essa finalidade, para consolidar</text:span><text:span text:style-name="T2"> </text:span><text:span text:style-name="T1">todo o conhecimento orientado a objetos que o desenvolvedor deve ter.</text:span><text:span text:style-name="T2"> </text:span><text:span text:style-name="T1">O cartão CRC é uma ferramenta que ainda é muito usado na indústria.</text:span><text:span text:style-name="T2"> </text:span><text:span text:style-name="T1">O Cartão CRC é o ponto inicial de muitas metodologias de orientação a objetos</text:span><text:span text:style-name="T2"> </text:span><text:span text:style-name="T1">pois ele facilita a identificação e caracterização das classes que a pessoa</text:span><text:span text:style-name="T2"> </text:span><text:span text:style-name="T1">vai usar na sua aplicação.</text:span><text:span text:style-name="T2"> </text:span><text:span text:style-name="T1">No nosso caso só iremos usar Cartão CRC nesse início porque nós iremos</text:span><text:span text:style-name="T2"> </text:span><text:span text:style-name="T1">aprofundar o desenvolvimento de software através de metodologias ágeis.</text:span><text:span text:style-name="T2"> </text:span><text:span text:style-name="T1">Mesmo assim nós iremos usar o Cartão CRC de uma maneira interessante</text:span><text:span text:style-name="T2"> </text:span><text:span text:style-name="T1">que vai servir para oferecer projeto simplificado para a nossa modelagem ágil,</text:span><text:span text:style-name="T2"> </text:span><text:span text:style-name="T1">ou seja, mesmo que eu esteja fazendo modelagem ágil eu estaria fundamentando</text:span><text:span text:style-name="T2"> </text:span><text:span text:style-name="T1">as classes iniciais através dos Cartões CRC, fazendo projeto mais simplificado.</text:span><text:span text:style-name="T2"> </text:span><text:span text:style-name="T1">Posteriormente, caso haja algum problema, o projeto vai se tornando mais</text:span><text:span text:style-name="T2"> </text:span><text:span text:style-name="T1">complexo ou quando eu vou agregando novos requisitos ao meu projeto,</text:span><text:span text:style-name="T2"> </text:span><text:span text:style-name="T1">eu vou voltando regularmente para trabalhar esses novos conceitos</text:span><text:span text:style-name="T2"> </text:span><text:span text:style-name="T1">também com Cartão CRC porque isso facilita estruturar,</text:span><text:span text:style-name="T2"> </text:span><text:span text:style-name="T1">rever e mudar quando novos requisitos são acrescidos.</text:span><text:span text:style-name="T2"> </text:span><text:span text:style-name="T1">Uma coisa que eu já falei anteriormente e que tem a ver com a colaboração: quando</text:span><text:span text:style-name="T2"> </text:span><text:span text:style-name="T1">uma classe precisa da colaboração da outra, automaticamente ela está se</text:span><text:span text:style-name="T2"> </text:span><text:span text:style-name="T1">acoplando à outra, a classe cliente depende da classe servidora ou da classe</text:span><text:span text:style-name="T2"> </text:span><text:span text:style-name="T1">colaboradora e isso fica representado como nós estamos vendo</text:span><text:span text:style-name="T2"> </text:span><text:span text:style-name="T1">aí UML na forma de uma associação, associação de uma classe com outra.</text:span><text:span text:style-name="T2"> </text:span><text:span text:style-name="T1">Na aula de hoje nós mostramos como caracterizar classes orientadas</text:span><text:span text:style-name="T2"> </text:span><text:span text:style-name="T1">a objetos através do Cartão CRC conceito muito importante e</text:span><text:span text:style-name="T2"> </text:span><text:span text:style-name="T1">que ao longo do curso iremos usar muitos dos seus conceitos,</text:span><text:span text:style-name="T2"> </text:span><text:span text:style-name="T1">principalmente responsabilidade e colaboração.</text:span><text:span text:style-name="T2"> </text:span><text:span text:style-name="T1">Muito obrigado.</text:span><text:span text:style-name="T2"> 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ans" svg:font-family="OpenSans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2S</meta:editing-duration>
    <meta:editing-cycles>3</meta:editing-cycles>
    <meta:generator>LibreOffice/4.4.5.2$Windows_x86 LibreOffice_project/a22f674fd25a3b6f45bdebf25400ed2adff0ff99</meta:generator>
    <dc:date>2017-01-09T19:16:45.723000000</dc:date>
    <meta:document-statistic meta:table-count="0" meta:image-count="0" meta:object-count="0" meta:page-count="1" meta:paragraph-count="1" meta:word-count="530" meta:character-count="3341" meta:non-whitespace-character-count="2810"/>
    <meta:user-defined meta:name="Info 1"/>
    <meta:user-defined meta:name="Info 2"/>
    <meta:user-defined meta:name="Info 3"/>
    <meta:user-defined meta:name="Info 4"/>
  </office:meta>
</office:document-meta>
</file>